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font-size="11pt" style:font-name-asian="Times New Roman" style:font-size-asian="11pt" style:font-name-complex="Times New Roman" style:font-size-complex="11pt"/>
    </style:style>
    <style:style style:name="P2" style:family="paragraph" style:parent-style-name="Standard">
      <style:paragraph-properties style:text-autospace="none"/>
      <style:text-properties fo:font-size="11pt" style:font-name-asian="Times New Roman" style:font-size-asian="11pt" style:font-name-complex="Times New Roman" style:font-size-complex="11pt"/>
    </style:style>
    <style:style style:name="P3" style:family="paragraph" style:parent-style-name="Standard">
      <style:paragraph-properties style:text-autospace="none"/>
      <style:text-properties fo:font-size="11pt" fo:font-weight="bold" style:font-name-asian="Times New Roman" style:font-size-asian="11pt" style:font-weight-asian="bold" style:font-name-complex="Times New Roman" style:font-size-complex="11pt" style:font-weight-complex="bold"/>
    </style:style>
    <style:style style:name="P4" style:family="paragraph" style:parent-style-name="Standard">
      <style:paragraph-properties fo:text-align="center" style:justify-single-word="false" style:text-autospace="none"/>
      <style:text-properties fo:font-size="11pt" fo:font-weight="bold" style:font-name-asian="Times New Roman" style:font-size-asian="11pt" style:font-weight-asian="bold" style:font-name-complex="Times New Roman" style:font-size-complex="11pt" style:font-weight-complex="bold"/>
    </style:style>
    <style:style style:name="P5" style:family="paragraph" style:parent-style-name="Standard">
      <style:paragraph-properties style:text-autospace="none"/>
      <style:text-properties fo:font-size="11pt" style:font-name-asian="Arial" style:font-size-asian="11pt" style:font-name-complex="Times New Roman" style:font-size-complex="11pt"/>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style:font-name-asian="Times New Roman" style:font-name-complex="Times New Roman"/>
    </style:style>
    <style:style style:name="P8" style:family="paragraph" style:parent-style-name="Standard">
      <style:paragraph-properties style:text-autospace="none"/>
      <style:text-properties fo:font-size="10pt" style:font-name-asian="Times New Roman" style:font-size-asian="10pt" style:font-name-complex="Times New Roman" style:font-size-complex="10pt"/>
    </style:style>
    <style:style style:name="P9" style:family="paragraph" style:parent-style-name="Standard">
      <style:paragraph-properties style:text-autospace="none"/>
      <style:text-properties fo:font-size="10.5pt" style:font-name-asian="Times New Roman" style:font-size-asian="10.5pt" style:font-name-complex="Times New Roman" style:font-size-complex="10.5pt"/>
    </style:style>
    <style:style style:name="P10" style:family="paragraph" style:parent-style-name="Standard" style:master-page-name="MP0">
      <style:paragraph-properties fo:text-align="center" style:justify-single-word="false" style:page-number="auto" fo:break-before="page" style:text-autospace="none"/>
      <style:text-properties fo:font-size="11pt" style:font-name-asian="Times New Roman" style:font-size-asian="11pt" style:font-name-complex="Times New Roman" style:font-size-complex="11pt"/>
    </style:style>
    <style:style style:name="P11" style:family="paragraph" style:parent-style-name="Standard" style:list-style-name="L1">
      <style:paragraph-properties style:text-autospace="none"/>
      <style:text-properties fo:font-size="11pt" style:font-name-asian="Times New Roman" style:font-size-asian="11pt" style:font-name-complex="Times New Roman" style:font-size-complex="11pt"/>
    </style:style>
    <style:style style:name="P12" style:family="paragraph" style:parent-style-name="Standard" style:list-style-name="L2">
      <style:paragraph-properties style:text-autospace="none"/>
      <style:text-properties fo:font-size="11pt" style:font-name-asian="Times New Roman" style:font-size-asian="11pt" style:font-name-complex="Times New Roman" style:font-size-complex="11pt"/>
    </style:style>
    <style:style style:name="P13" style:family="paragraph" style:parent-style-name="Standard" style:list-style-name="L3">
      <style:paragraph-properties style:text-autospace="none"/>
      <style:text-properties fo:font-size="11pt" style:font-name-asian="Times New Roman" style:font-size-asian="11pt" style:font-name-complex="Times New Roman" style:font-size-complex="11pt"/>
    </style:style>
    <style:style style:name="P14" style:family="paragraph" style:parent-style-name="Standard" style:list-style-name="L5">
      <style:paragraph-properties style:text-autospace="none"/>
      <style:text-properties fo:font-size="11pt" fo:font-weight="bold" style:font-name-asian="Times New Roman" style:font-size-asian="11pt" style:font-weight-asian="bold" style:font-name-complex="Times New Roman" style:font-size-complex="11pt" style:font-weight-complex="bold"/>
    </style:style>
    <style:style style:name="P15" style:family="paragraph" style:parent-style-name="Standard" style:list-style-name="L4">
      <style:paragraph-properties style:text-autospace="none"/>
    </style:style>
    <style:style style:name="T1" style:family="text">
      <style:text-properties fo:font-size="11pt" fo:font-weight="bold" style:font-name-asian="Arial" style:font-size-asian="11pt" style:font-weight-asian="bold" style:font-name-complex="Times New Roman" style:font-size-complex="11pt" style:font-weight-complex="bold"/>
    </style:style>
    <style:style style:name="T2" style:family="text">
      <style:text-properties fo:font-size="11pt" fo:font-weight="bold" style:font-name-asian="Times New Roman" style:font-size-asian="11pt" style:font-weight-asian="bold" style:font-name-complex="Times New Roman" style:font-size-complex="11pt" style:font-weight-complex="bold"/>
    </style:style>
    <style:style style:name="T3" style:family="text">
      <style:text-properties fo:font-size="11pt" style:font-name-asian="Times New Roman" style:font-size-asian="11pt" style:font-name-complex="Times New Roman" style:font-size-complex="11pt"/>
    </style:style>
    <style:style style:name="T4" style:family="text">
      <style:text-properties fo:font-size="11pt" fo:font-style="italic" fo:font-weight="bold" style:font-name-asian="Arial" style:font-size-asian="11pt" style:font-style-asian="italic" style:font-weight-asian="bold" style:font-name-complex="Times New Roman" style:font-size-complex="11pt" style:font-style-complex="italic" style:font-weight-complex="bold"/>
    </style:style>
    <style:style style:name="T5" style:family="text">
      <style:text-properties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6" style:family="text">
      <style:text-properties fo:font-size="10.5pt" style:font-name-asian="Times New Roman" style:font-size-asian="10.5pt" style:font-name-complex="Times New Roman" style:font-size-complex="10.5pt"/>
    </style:style>
    <style:style style:name="T7" style:family="text">
      <style:text-properties fo:font-size="10.5pt" fo:font-weight="bold" style:font-name-asian="Times New Roman" style:font-size-asian="10.5pt" style:font-weight-asian="bold" style:font-name-complex="Times New Roman" style:font-size-complex="10.5pt" style:font-weight-complex="bold"/>
    </style:style>
    <style:style style:name="T8" style:family="text">
      <style:text-properties fo:font-size="10.5pt" fo:font-style="italic" style:font-name-asian="Times New Roman" style:font-size-asian="10.5pt" style:font-style-asian="italic" style:font-name-complex="Times New Roman" style:font-size-complex="10.5pt" style:font-style-complex="italic"/>
    </style:style>
    <style:style style:name="T9" style:family="text">
      <style:text-properties fo:font-size="11.5pt" style:font-name-asian="Times New Roman" style:font-size-asian="11.5pt" style:font-name-complex="Times New Roman" style:font-size-complex="11.5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view questions</text:p>
      <text:p text:style-name="P1"/>
      <text:p text:style-name="P1">CHAPTER 1</text:p>
      <text:p text:style-name="P1"/>
      <text:p text:style-name="P6"><text:span text:style-name="Default_20_Paragraph_20_Font"><text:span text:style-name="T1">Wh</text:span></text:span><text:span text:style-name="Default_20_Paragraph_20_Font"><text:span text:style-name="T2">at are the main benefits of using a DBMS to manage data in applications</text:span></text:span></text:p>
      <text:p text:style-name="P3">involving extensive data access?</text:p>
      <text:p text:style-name="P7"/>
      <text:p text:style-name="P2">Data Independwence: (App is not exposed to details how dana is stored)</text:p>
      <text:p text:style-name="P2">Efficent Data Access (DBMS variery of techniques to store and retrive data efficiently</text:p>
      <text:p text:style-name="P2">Data Integrity and Security (DBMS can enforce integrity constrainst)</text:p>
      <text:p text:style-name="P2">Data Administration<text:line-break/>Crash Recovery</text:p>
      <text:p text:style-name="P5"/>
      <text:p text:style-name="P6"><text:span text:style-name="Default_20_Paragraph_20_Font"><text:span text:style-name="T2">When would you store data in a DBMS instead of in operating system files</text:span></text:span></text:p>
      <text:p text:style-name="P3">and vice-versa? <text:s/></text:p>
      <text:p text:style-name="P3"/>
      <text:p text:style-name="P2">File System</text:p>
      <text:list xml:id="list1544508454" text:style-name="L1">
        <text:list-item>
          <text:p text:style-name="P11">problem for large amout of dana</text:p>
        </text:list-item>
        <text:list-item>
          <text:p text:style-name="P11">manualy do whar db is doing (see first question)</text:p>
        </text:list-item>
      </text:list>
      <text:p text:style-name="P2"/>
      <text:p text:style-name="P2">DB</text:p>
      <text:list xml:id="list3923280997" text:style-name="L2">
        <text:list-item>
          <text:p text:style-name="P12">abstract data represention in DBMS is not good model</text:p>
        </text:list-item>
      </text:list>
      <text:p text:style-name="P2"/>
      <text:p text:style-name="P3">What is a data model? What is the relational data model? What is data</text:p>
      <text:p text:style-name="P3">independence and how does a DBNIS support it?</text:p>
      <text:p text:style-name="P3"/>
      <text:p text:style-name="P6"><text:span text:style-name="Default_20_Paragraph_20_Font"><text:span text:style-name="T6">A</text:span></text:span><text:span text:style-name="Default_20_Paragraph_20_Font"><text:span text:style-name="T7"> </text:span></text:span><text:span text:style-name="Default_20_Paragraph_20_Font"><text:span text:style-name="T6">data model is a collection of high-level data description constructs that hide many low-level storage details. A semantic data model</text:span></text:span><text:span text:style-name="Default_20_Paragraph_20_Font"><text:span text:style-name="T7"> </text:span></text:span><text:span text:style-name="Default_20_Paragraph_20_Font"><text:span text:style-name="T6">is a more abstract, high-level data model that makes it easier for a user to come up with a good initial description of the data in an enterprise. ( ER model )</text:span></text:span></text:p>
      <text:p text:style-name="P8"/>
      <text:p text:style-name="P6"><text:span text:style-name="Default_20_Paragraph_20_Font"><text:span text:style-name="T6">Database management systems today are based on the relational data model</text:span></text:span><text:span text:style-name="Default_20_Paragraph_20_Font"><text:span text:style-name="T7">.</text:span></text:span></text:p>
      <text:p text:style-name="P9"/>
      <text:p text:style-name="P9">Data independence -&gt; That is, application programs are insulated from changes in the way</text:p>
      <text:p text:style-name="P9">the data is structured and stored. Data independence is achieved through use</text:p>
      <text:p text:style-name="P9">of the three levels of data abstraction; in particular, the conceptual schema and</text:p>
      <text:p text:style-name="P9">the external schema provide distinct benefits in this area.</text:p>
      <text:p text:style-name="P2"/>
      <text:p text:style-name="P3">Explain the advantages of using a query language instead of custom programs</text:p>
      <text:p text:style-name="P3">to process data.</text:p>
      <text:p text:style-name="P3"/>
      <text:p text:style-name="P9">Query languae allow us to ask a rich class of questions.</text:p>
      <text:p text:style-name="P2"/>
      <text:p text:style-name="P3">What is a transaction? What guarantees does a DBMS offer with respect</text:p>
      <text:p text:style-name="P3">to transactions?</text:p>
      <text:p text:style-name="P3"/>
      <text:p text:style-name="P2">Transaction is execution of a user request (program) it is the basic unit of change,.there is no partial transacion.</text:p>
      <text:p text:style-name="P2">DBMS on transacion guarantees</text:p>
      <text:list xml:id="list3274552489" text:style-name="L3">
        <text:list-item>
          <text:p text:style-name="P13">concurrency problems (looking protoclol)</text:p>
        </text:list-item>
        <text:list-item>
          <text:p text:style-name="P13">data restoring in case when system fail (log or all writes to database)</text:p>
        </text:list-item>
      </text:list>
      <text:p text:style-name="P2"/>
      <text:p text:style-name="P6"><text:span text:style-name="Default_20_Paragraph_20_Font"><text:span text:style-name="T9">A </text:span></text:span><text:span text:style-name="Default_20_Paragraph_20_Font"><text:span text:style-name="T6">lock is a mechanism used to control access to database objects. Two kinds of locks are commonly supported by a </text:span></text:span><text:span text:style-name="Default_20_Paragraph_20_Font"><text:span text:style-name="T3">DBMS: </text:span></text:span><text:span text:style-name="Default_20_Paragraph_20_Font"><text:span text:style-name="T6">shared locks on an object can be held by two different transactions at the same time, but an exclusive lock on an object ensures that no other transactions hold </text:span></text:span><text:span text:style-name="Default_20_Paragraph_20_Font"><text:span text:style-name="T8">any </text:span></text:span><text:span text:style-name="Default_20_Paragraph_20_Font"><text:span text:style-name="T6">lock on this object.</text:span></text:span></text:p>
      <text:p text:style-name="P3"/>
      <text:p text:style-name="P3">What is write-ahead logging, and why is it used? What is checkpointing and why is it used?</text:p>
      <text:p text:style-name="P3"/>
      <text:p text:style-name="P6"><text:soft-page-break/><text:span text:style-name="Default_20_Paragraph_20_Font"><text:span text:style-name="T9">A </text:span></text:span><text:span text:style-name="Default_20_Paragraph_20_Font"><text:span text:style-name="T6">crucial</text:span></text:span><text:span text:style-name="Default_20_Paragraph_20_Font"><text:span text:style-name="T7"> </text:span></text:span><text:span text:style-name="Default_20_Paragraph_20_Font"><text:span text:style-name="T6">property of the log is that each write action must be recorded in the log (on disk) </text:span></text:span><text:span text:style-name="Default_20_Paragraph_20_Font"><text:span text:style-name="T8">before </text:span></text:span><text:span text:style-name="Default_20_Paragraph_20_Font"><text:span text:style-name="T6">the corresponding change is reflected in the database itself--otherwise, if the system crashes just after making the change in the DB but before the change is recorded in the log, the </text:span></text:span><text:span text:style-name="Default_20_Paragraph_20_Font"><text:span text:style-name="T3">db </text:span></text:span><text:span text:style-name="Default_20_Paragraph_20_Font"><text:span text:style-name="T6">would be unable to detect and undo this change. This property is called Write-Ahead Log, or WAL</text:span></text:span></text:p>
      <text:p text:style-name="P8"/>
      <text:p text:style-name="P6"><text:span text:style-name="Default_20_Paragraph_20_Font"><text:span text:style-name="T6">The checkpoint is a type of mechanism where all the previous logs are removed from the system and permanently stored in the storage disk. ... When it reaches to the checkpoint, then the transaction will be updated into the database, and till that point, the entire log file will be removed from the file.</text:span></text:span></text:p>
      <text:p text:style-name="P2"/>
      <text:p text:style-name="P3">Identify the main components in a DBMS and briefly explain what they</text:p>
      <text:p text:style-name="P3">do.</text:p>
      <text:p text:style-name="P3"/>
      <text:p text:style-name="P6"><text:span text:style-name="Default_20_Paragraph_20_Font"><text:span text:style-name="T6">When a user issues a query, the parsed query is presented to a query optimizer,</text:span></text:span><text:span text:style-name="Default_20_Paragraph_20_Font"><text:span text:style-name="T7"> </text:span></text:span><text:span text:style-name="Default_20_Paragraph_20_Font"><text:span text:style-name="T6">which uses information about how the data is stored to produce an efficient execution plan for evaluating the query. An execution plan is a blueprint for evaluating a query, usually represented as a tree of relational operators.</text:span></text:span></text:p>
      <text:p text:style-name="P9"/>
      <text:p text:style-name="P9">The code that implements relational operators sits on top of the file and access methods layer. This layer supports the concept of a file, which, in a DBMS, is a collection of pages or a collection of records</text:p>
      <text:p text:style-name="P9"/>
      <text:p text:style-name="P9">The files and access methods layer code sits on top of the buffer manager, which brings pages in from disk to main memory</text:p>
      <text:p text:style-name="P3"/>
      <text:p text:style-name="P3">Explain the different roles of database administrators, application programmers,</text:p>
      <text:p text:style-name="P3">and end users of a database. Who needs to know the most about</text:p>
      <text:p text:style-name="P3">database systems?</text:p>
      <text:p text:style-name="P3"/>
      <text:p text:style-name="P9">Database application programmers develop packages that facilitate dana access for end users, who are usually not computer professionals.</text:p>
      <text:p text:style-name="P9"/>
      <text:p text:style-name="P9">Application programs should ideally access data through the external schema.</text:p>
      <text:p text:style-name="P9"/>
      <text:p text:style-name="P9">Users who use of a DBMS, such as writing their own queries, require a deeper understanding of tthe DB</text:p>
      <text:p text:style-name="P3"/>
      <text:p text:style-name="P3"/>
      <text:p text:style-name="P1">Exercises</text:p>
      <text:p text:style-name="P4"/>
      <text:p text:style-name="P6"><text:span text:style-name="Default_20_Paragraph_20_Font"><text:span text:style-name="T2">Why would you choose a database system instead of simply storing data in operating system files? When would it make sense </text:span></text:span><text:span text:style-name="Default_20_Paragraph_20_Font"><text:span text:style-name="T4">not </text:span></text:span><text:span text:style-name="Default_20_Paragraph_20_Font"><text:span text:style-name="T2">to use a database system?</text:span></text:span></text:p>
      <text:p text:style-name="P2"/>
      <text:p text:style-name="P2"/>
      <text:p text:style-name="P3">Exercise 1.2 What is logical data independence and why is it important?</text:p>
      <text:p text:style-name="P2"/>
      <text:p text:style-name="P3">Exercise 1.3 Explain the difference between logical and physical data independence.</text:p>
      <text:p text:style-name="P3"/>
      <text:p text:style-name="P3">Exercise 1.4 Explain the difference between external, internal, and conceptual schemas.</text:p>
      <text:p text:style-name="P3">How are these different schema layers related to the concepts of logical and physical data</text:p>
      <text:p text:style-name="P3">independence?</text:p>
      <text:p text:style-name="P3"/>
      <text:p text:style-name="P6"><text:span text:style-name="Default_20_Paragraph_20_Font"><text:span text:style-name="T2">Exercise 1.5 What are the responsibilities of a DBA? </text:span></text:span><text:span text:style-name="Default_20_Paragraph_20_Font"><text:span text:style-name="T1">If </text:span></text:span><text:span text:style-name="Default_20_Paragraph_20_Font"><text:span text:style-name="T2">we assume that the DBA is never</text:span></text:span></text:p>
      <text:p text:style-name="P3">interested in running his or her own queries, does the DBA still need to understand query</text:p>
      <text:p text:style-name="P3">optimization? Why?</text:p>
      <text:p text:style-name="P3"/>
      <text:p text:style-name="P3">Exercise 1.6 Scrooge McNugget wants to store information (names, addresses, descriptions</text:p>
      <text:p text:style-name="P3">of embarrassing moments, etc.) about the many ducks on his payroll. Not surprisingly, the</text:p>
      <text:p text:style-name="P3">volume of data compels him to buy a database system. To save money, he wants to buy one</text:p>
      <text:p text:style-name="P3">with the fewest possible features, and he plans to run it as a stand-alone application on his</text:p>
      <text:p text:style-name="P3">PC clone. Of course, Scrooge does not plan to share his list with anyone. Indicate which of</text:p>
      <text:p text:style-name="P3">the following DBMS features Scrooge should pay for; in each case, also indicate why Scrooge</text:p>
      <text:p text:style-name="P3"><text:soft-page-break/>should (or should not) pay for that feature in the system he buys.</text:p>
      <text:p text:style-name="P3">1. A security facility.</text:p>
      <text:p text:style-name="P3">2. Concurrency control.</text:p>
      <text:p text:style-name="P3">3. Crash recovery.</text:p>
      <text:p text:style-name="P3">4. A view mechanism.</text:p>
      <text:list xml:id="list1547854489" text:style-name="L4">
        <text:list-item>
          <text:p text:style-name="P15"><text:span text:style-name="Default_20_Paragraph_20_Font"><text:span text:style-name="T2">A query language</text:span></text:span><text:span text:style-name="Default_20_Paragraph_20_Font"><text:span text:style-name="T3">.</text:span></text:span></text:p>
        </text:list-item>
      </text:list>
      <text:p text:style-name="P2"/>
      <text:p text:style-name="P6"><text:span text:style-name="Default_20_Paragraph_20_Font"><text:span text:style-name="T2">Exercise 1.1 Which of the following plays an important role in </text:span></text:span><text:span text:style-name="Default_20_Paragraph_20_Font"><text:span text:style-name="T5">representing </text:span></text:span><text:span text:style-name="Default_20_Paragraph_20_Font"><text:span text:style-name="T2">information</text:span></text:span></text:p>
      <text:p text:style-name="P3">about the real world in a database'? Explain briefly.</text:p>
      <text:p text:style-name="P6"><text:span text:style-name="Default_20_Paragraph_20_Font"><text:span text:style-name="T1">1. </text:span></text:span><text:span text:style-name="Default_20_Paragraph_20_Font"><text:span text:style-name="T2">The data definition language.</text:span></text:span></text:p>
      <text:p text:style-name="P3">2. The data manipulation language.</text:p>
      <text:p text:style-name="P3">3. The buffer manager.</text:p>
      <text:list xml:id="list3735072009" text:style-name="L5">
        <text:list-item>
          <text:p text:style-name="P14">The data model.</text:p>
        </text:list-item>
      </text:list>
      <text:p text:style-name="P3"/>
      <text:p text:style-name="P6"><text:span text:style-name="Default_20_Paragraph_20_Font"><text:span text:style-name="T2">Exercise 1.8 Describe the structure of a DBMS. </text:span></text:span><text:span text:style-name="Default_20_Paragraph_20_Font"><text:span text:style-name="T1">If </text:span></text:span><text:span text:style-name="Default_20_Paragraph_20_Font"><text:span text:style-name="T2">your operating system is upgraded to</text:span></text:span></text:p>
      <text:p text:style-name="P3">support some new functions on as files (e.g., the ability to force some sequence of bytes to</text:p>
      <text:p text:style-name="P3">disk), which layer(s) of the DBMS would you have to rewrite to take advantage of these new</text:p>
      <text:p text:style-name="P3">functions?</text:p>
      <text:p text:style-name="P3"/>
      <text:p text:style-name="P3">Exercise 1.9 Answer the following questions:</text:p>
      <text:p text:style-name="P3">1. What is a transaction?</text:p>
      <text:p text:style-name="P3"/>
      <text:p text:style-name="P3">2. Why does a DBMS interleave the actions of different transactions instead of executing</text:p>
      <text:p text:style-name="P3">transactions one after the other?</text:p>
      <text:p text:style-name="P3"/>
      <text:p text:style-name="P3">3. What must a user guarantee with respect to a transaction and database consistency?</text:p>
      <text:p text:style-name="P3">What should a DBMS guarantee with respect to concurrent execution of several transactions</text:p>
      <text:p text:style-name="P3">and database consistency'?</text:p>
      <text:p text:style-name="P3"/>
      <text:p text:style-name="P3">4. Explain the strict two-phase locking protocol.</text:p>
      <text:p text:style-name="P3"/>
      <text:p text:style-name="P3">5. What is the WAL property, and why is it important?</text:p>
      <text:p text:style-name="P3"/>
      <text:p text:style-name="P3"/>
      <text:p text:style-name="P1">CHAPTER 2</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hr" fo:country="H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hr" fo:country="H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creator>Ivan Gavlik</dc:creator>
    <meta:creation-date>2021-03-04T22:31:00Z</meta:creation-date>
    <dc:date>2021-03-06T17:37:00Z</dc:date>
    <meta:editing-cycles>33</meta:editing-cycles>
    <meta:editing-duration>PT3420S</meta:editing-duration>
    <meta:document-statistic meta:table-count="0" meta:image-count="0" meta:object-count="0" meta:page-count="3" meta:paragraph-count="89" meta:word-count="1122" meta:character-count="6589" meta:non-whitespace-character-count="5562"/>
    <meta:template xlink:type="simple" xlink:actuate="onRequest" xlink:title="" xlink:href="Normal"/>
  </office:meta>
</office:document-meta>
</file>